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0e8c" officeooo:paragraph-rsid="00190e8c"/>
    </style:style>
    <style:style style:name="P2" style:family="paragraph" style:parent-style-name="Standard">
      <style:paragraph-properties fo:text-align="center" style:justify-single-word="false"/>
      <style:text-properties officeooo:rsid="00190e8c" officeooo:paragraph-rsid="001d7737"/>
    </style:style>
    <style:style style:name="P3" style:family="paragraph" style:parent-style-name="Standard">
      <style:paragraph-properties fo:text-align="center" style:justify-single-word="false"/>
      <style:text-properties officeooo:rsid="001c5726" officeooo:paragraph-rsid="001c5726"/>
    </style:style>
    <style:style style:name="P4" style:family="paragraph" style:parent-style-name="Standard">
      <style:paragraph-properties fo:text-align="start" style:justify-single-word="false"/>
      <style:text-properties officeooo:rsid="001d402e" officeooo:paragraph-rsid="001d7737"/>
    </style:style>
    <style:style style:name="P5" style:family="paragraph" style:parent-style-name="Standard">
      <style:paragraph-properties fo:text-align="center" style:justify-single-word="false"/>
      <style:text-properties officeooo:paragraph-rsid="001d7737"/>
    </style:style>
    <style:style style:name="T1" style:family="text">
      <style:text-properties officeooo:rsid="001d40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agem</text:p>
      <text:p text:style-name="P4"/>
      <text:p text:style-name="P5"><text:span text:style-name="T1">Grupo: Iann Braga, Luiz Miranda, Kauê Milhomem</text:span></text:p>
      <text:p text:style-name="P5"/>
      <text:p text:style-name="Standard">1. Tabela de Usuários</text:p>
      <text:p text:style-name="Standard"><text:s text:c="3"/>- UserID (Chave Primária)</text:p>
      <text:p text:style-name="Standard"><text:s text:c="3"/>- Nome</text:p>
      <text:p text:style-name="Standard"><text:s text:c="3"/>- Email</text:p>
      <text:p text:style-name="Standard"><text:s text:c="3"/>- Senha</text:p>
      <text:p text:style-name="Standard"><text:s text:c="3"/>- Endereço</text:p>
      <text:p text:style-name="Standard"><text:s text:c="3"/>- Número de Telefone</text:p>
      <text:p text:style-name="Standard"><text:s text:c="3"/>- CidadeID (Chave Estrangeira referenciando a Tabela de Cidades)</text:p>
      <text:p text:style-name="Standard"/>
      <text:p text:style-name="Standard">2. Tabela de Produtos</text:p>
      <text:p text:style-name="Standard"><text:s text:c="3"/>- ProdutoID (Chave Primária)</text:p>
      <text:p text:style-name="Standard"><text:s text:c="3"/>- Nome do Produto</text:p>
      <text:p text:style-name="Standard"><text:s text:c="3"/>- Descrição</text:p>
      <text:p text:style-name="Standard"><text:s text:c="3"/>- Preço</text:p>
      <text:p text:style-name="Standard"><text:s text:c="3"/>- Categoria</text:p>
      <text:p text:style-name="Standard"><text:s text:c="3"/>- Estoque</text:p>
      <text:p text:style-name="Standard"/>
      <text:p text:style-name="Standard">3. Tabela de Pedidos</text:p>
      <text:p text:style-name="Standard"><text:s text:c="3"/>- PedidoID (Chave Primária)</text:p>
      <text:p text:style-name="Standard"><text:s text:c="3"/>- UserID (Chave Estrangeira referenciando a Tabela de Usuários)</text:p>
      <text:p text:style-name="Standard"><text:s text:c="3"/>- Data do Pedido</text:p>
      <text:p text:style-name="Standard"><text:s text:c="3"/>- Status do Pedido (por exemplo: pendente, enviado, entregue)</text:p>
      <text:p text:style-name="Standard"/>
      <text:p text:style-name="Standard">4. Tabela de Itens do Pedido</text:p>
      <text:p text:style-name="Standard"><text:s text:c="3"/>- ItemID (Chave Primária)</text:p>
      <text:p text:style-name="Standard"><text:s text:c="3"/>- PedidoID (Chave Estrangeira referenciando a Tabela de Pedidos)</text:p>
      <text:p text:style-name="Standard"><text:s text:c="3"/>- ProdutoID (Chave Estrangeira referenciando a Tabela de Produtos)</text:p>
      <text:p text:style-name="Standard"><text:s text:c="3"/>- Quantidade</text:p>
      <text:p text:style-name="Standard"><text:s text:c="3"/>- Preço Unitário (pode ser útil para rastrear mudanças de preço no futuro)</text:p>
      <text:p text:style-name="Standard"/>
      <text:p text:style-name="Standard">5. Tabela de Pagamentos</text:p>
      <text:p text:style-name="Standard"><text:s text:c="3"/>- PagamentoID (Chave Primária)</text:p>
      <text:p text:style-name="Standard"><text:s text:c="3"/>- PedidoID (Chave Estrangeira referenciando a Tabela de Pedidos)</text:p>
      <text:p text:style-name="Standard"><text:s text:c="3"/>- Método de Pagamento</text:p>
      <text:p text:style-name="Standard"><text:s text:c="3"/>- Valor Total</text:p>
      <text:p text:style-name="Standard"><text:s text:c="3"/>- Data do Pagamento</text:p>
      <text:p text:style-name="Standard"/>
      <text:p text:style-name="Standard">6. Tabela de Cidades</text:p>
      <text:p text:style-name="Standard"><text:s text:c="3"/>- CidadeID (Chave Primária)</text:p>
      <text:p text:style-name="Standard"><text:s text:c="3"/>- Nome da Cidade</text:p>
      <text:p text:style-name="Standard"><text:s text:c="3"/>- EstadoID (Chave Estrangeira referenciando a Tabela de Estados)</text:p>
      <text:p text:style-name="Standard"/>
      <text:p text:style-name="Standard">7. Tabela de Estados</text:p>
      <text:p text:style-name="Standard"><text:s text:c="3"/>- EstadoID (Chave Primária)</text:p>
      <text:p text:style-name="Standard"><text:s text:c="3"/>- Nome do Estado</text:p>
      <text:p text:style-name="Standard"><text:s text:c="3"/>- Sigla do Estado</text:p>
      <text:p text:style-name="Standard"/>
      <text:p text:style-name="Standard"/>
      <text:p text:style-name="P3"><text:soft-page-break/>Diagrama no PLANTUML</text:p>
      <text:p text:style-name="Standard">@startuml</text:p>
      <text:p text:style-name="Standard">!define TABLE_STYLE {</text:p>
      <text:p text:style-name="Standard"><text:s text:c="2"/>|&lt;u&gt;{key}&lt;/u&gt;|</text:p>
      <text:p text:style-name="Standard"><text:s text:c="2"/>{field}</text:p>
      <text:p text:style-name="Standard">}</text:p>
      <text:p text:style-name="Standard">!define FK_STYLE {</text:p>
      <text:p text:style-name="Standard"><text:s text:c="2"/>&lt;u&gt;{key}&lt;/u&gt;</text:p>
      <text:p text:style-name="Standard">}</text:p>
      <text:p text:style-name="Standard">entity "Usuários" as usuarios {</text:p>
      <text:p text:style-name="Standard"><text:s text:c="2"/>+UserID : int &lt;&lt;PK&gt;&gt;</text:p>
      <text:p text:style-name="Standard"><text:s text:c="2"/>Nome : string</text:p>
      <text:p text:style-name="Standard"><text:s text:c="2"/>Email : string</text:p>
      <text:p text:style-name="Standard"><text:s text:c="2"/>Senha : string</text:p>
      <text:p text:style-name="Standard"><text:s text:c="2"/>Endereço : string</text:p>
      <text:p text:style-name="Standard"><text:s text:c="2"/>Número de Telefone : string</text:p>
      <text:p text:style-name="Standard"><text:s text:c="2"/>+CidadeID : int &lt;&lt;FK&gt;&gt;</text:p>
      <text:p text:style-name="Standard">}</text:p>
      <text:p text:style-name="Standard"/>
      <text:p text:style-name="Standard">entity "Produtos" as produtos {</text:p>
      <text:p text:style-name="Standard"><text:s text:c="2"/>+ProdutoID : int &lt;&lt;PK&gt;&gt;</text:p>
      <text:p text:style-name="Standard"><text:s text:c="2"/>Nome do Produto : string</text:p>
      <text:p text:style-name="Standard"><text:s text:c="2"/>Descrição : string</text:p>
      <text:p text:style-name="Standard"><text:s text:c="2"/>Preço : decimal</text:p>
      <text:p text:style-name="Standard"><text:s text:c="2"/>Categoria : string</text:p>
      <text:p text:style-name="Standard"><text:s text:c="2"/>Estoque : int</text:p>
      <text:p text:style-name="Standard">}</text:p>
      <text:p text:style-name="Standard">entity "Pedidos" as pedidos {</text:p>
      <text:p text:style-name="Standard"><text:s text:c="2"/>+PedidoID : int &lt;&lt;PK&gt;&gt;</text:p>
      <text:p text:style-name="Standard"><text:s text:c="2"/>Data do Pedido : date</text:p>
      <text:p text:style-name="Standard"><text:s text:c="2"/>Status do Pedido : string</text:p>
      <text:p text:style-name="Standard"><text:s text:c="2"/>+UserID : int &lt;&lt;FK&gt;&gt;</text:p>
      <text:p text:style-name="Standard">}</text:p>
      <text:p text:style-name="Standard">entity "Itens do Pedido" as itens_pedido {</text:p>
      <text:p text:style-name="Standard"><text:s text:c="2"/>+ItemID : int &lt;&lt;PK&gt;&gt;</text:p>
      <text:p text:style-name="Standard"><text:s text:c="2"/>Quantidade : int</text:p>
      <text:p text:style-name="Standard"><text:s text:c="2"/>Preço Unitário : decimal</text:p>
      <text:p text:style-name="Standard"><text:s text:c="2"/>+PedidoID : int &lt;&lt;FK&gt;&gt;</text:p>
      <text:p text:style-name="Standard"><text:s text:c="2"/>+ProdutoID : int &lt;&lt;FK&gt;&gt;</text:p>
      <text:p text:style-name="Standard">}</text:p>
      <text:p text:style-name="Standard">entity "Pagamentos" as pagamentos {</text:p>
      <text:p text:style-name="Standard"><text:s text:c="2"/>+PagamentoID : int &lt;&lt;PK&gt;&gt;</text:p>
      <text:p text:style-name="Standard"><text:s text:c="2"/>Método de Pagamento : string</text:p>
      <text:p text:style-name="Standard"><text:s text:c="2"/>Valor Total : decimal</text:p>
      <text:p text:style-name="Standard"><text:s text:c="2"/>Data do Pagamento : date</text:p>
      <text:p text:style-name="Standard"><text:s text:c="2"/>+PedidoID : int &lt;&lt;FK&gt;&gt;</text:p>
      <text:p text:style-name="Standard">}</text:p>
      <text:p text:style-name="Standard">entity "Cidades" as cidades {</text:p>
      <text:p text:style-name="Standard"><text:s text:c="2"/>+CidadeID : int &lt;&lt;PK&gt;&gt;</text:p>
      <text:p text:style-name="Standard"><text:s text:c="2"/>Nome da Cidade : string</text:p>
      <text:p text:style-name="Standard"><text:s text:c="2"/>+EstadoID : int &lt;&lt;FK&gt;&gt;</text:p>
      <text:p text:style-name="Standard">}</text:p>
      <text:p text:style-name="Standard"><text:soft-page-break/>entity "Estados" as estados {</text:p>
      <text:p text:style-name="Standard"><text:s text:c="2"/>+EstadoID : int &lt;&lt;PK&gt;&gt;</text:p>
      <text:p text:style-name="Standard"><text:s text:c="2"/>Nome do Estado : string</text:p>
      <text:p text:style-name="Standard"><text:s text:c="2"/>Sigla do Estado : string</text:p>
      <text:p text:style-name="Standard">}</text:p>
      <text:p text:style-name="Standard">usuarios ||--o{ pedidos</text:p>
      <text:p text:style-name="Standard">pedidos ||--o{ itens_pedido</text:p>
      <text:p text:style-name="Standard">produtos ||--o{ itens_pedido</text:p>
      <text:p text:style-name="Standard">pedidos ||--o{ pagamentos</text:p>
      <text:p text:style-name="Standard">cidades ||--o{ usuarios</text:p>
      <text:p text:style-name="Standard">estados ||--o{ cidades</text:p>
      <text:p text:style-name="Standard">@endu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3:44:09.570610699</meta:creation-date>
    <dc:date>2023-09-15T03:48:03.787742453</dc:date>
    <meta:editing-duration>PT3M5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105" meta:word-count="411" meta:character-count="2501" meta:non-whitespace-character-count="2030"/>
  </office:meta>
</office:document-meta>
</file>